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3" draw:id="id3" draw:layer="layout" svg:width="3.263cm" svg:height="1.035cm" svg:x="11.237cm" svg:y="2.965cm">
          <text:p text:style-name="P1"><text:span text:style-name="T1">PUBLISH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5cm" svg:height="1cm" svg:x="5cm" svg:y="5.5cm">
          <text:p text:style-name="P1">UNCONFI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5cm" svg:y1="10.5cm" svg:x2="6cm" svg:y2="9cm" draw:start-shape="id1" draw:start-glue-point="0" draw:end-shape="id2" svg:d="m7500 10500c0-1125-1500-375-1500-1500">
          <text:p text:style-name="P1">ZoneSMEnable</text:p>
        </draw:connector>
        <draw:connector draw:style-name="gr3" draw:text-style-name="P1" draw:layer="layout" draw:type="curve" draw:line-skew="-0.775cm 2.313cm" svg:x1="12.868cm" svg:y1="2.965cm" svg:x2="14.5cm" svg:y2="3.482cm" draw:start-shape="id3" draw:start-glue-point="0" draw:end-shape="id3" svg:d="m12868 2965c0-1915 2223-1596 3686-988s2165 1505-2054 1505">
          <text:p text:style-name="P1">ZoneSMUpdate</text:p>
        </draw:connector>
        <draw:connector draw:style-name="gr3" draw:text-style-name="P1" draw:layer="layout" draw:type="curve" svg:x1="8.032cm" svg:y1="23.919cm" svg:x2="8.532cm" svg:y2="17.419cm" draw:start-shape="id4" draw:end-shape="id5" draw:end-glue-point="3" svg:d="m8032 23919c-751 0-1001-6500 500-6500">
          <text:p text:style-name="P1">ZoneSMEditExit</text:p>
        </draw:connector>
        <draw:custom-shape draw:style-name="gr2" draw:text-style-name="P1" xml:id="id5" draw:id="id5" draw:layer="layout" svg:width="4cm" svg:height="1cm" svg:x="8.532cm" svg:y="16.919cm">
          <text:p text:style-name="P1">EDIT_UNLOCK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5cm" svg:height="1cm" svg:x="17cm" svg:y="9cm">
          <text:p text:style-name="P1">UPD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8.25cm" svg:y1="9cm" svg:x2="14.5cm" svg:y2="3.482cm" draw:start-shape="id6" draw:start-glue-point="0" draw:end-shape="id3" draw:end-glue-point="1" svg:d="m18250 9000c0-3679-1250-5518-3750-5518">
          <text:p text:style-name="P1">ZoneSMEditUpdate</text:p>
        </draw:connector>
        <draw:connector draw:style-name="gr3" draw:text-style-name="P1" draw:layer="layout" draw:type="curve" svg:x1="12.868cm" svg:y1="4cm" svg:x2="18.25cm" svg:y2="10cm" draw:start-shape="id3" draw:start-glue-point="2" draw:end-shape="id6" draw:end-glue-point="2" svg:d="m12868 4000c0 9751 5382 6751 5382 6000">
          <text:p text:style-name="P1">ZoneSMEditSaved</text:p>
        </draw:connector>
        <draw:connector draw:style-name="standard" draw:layer="layout" draw:type="curve" svg:x1="8.032cm" svg:y1="23.919cm" svg:x2="8.532cm" svg:y2="17.419cm" draw:start-shape="id4" draw:start-glue-point="3" draw:end-shape="id5" draw:end-glue-point="3" svg:d="m8032 23919c-7735 0-7985-6500 500-6500">
          <text:p>ZoneSMEditTimeout</text:p>
        </draw:connector>
        <draw:custom-shape draw:style-name="gr2" draw:text-style-name="P1" xml:id="id4" draw:id="id4" draw:layer="layout" svg:width="5cm" svg:height="1cm" svg:x="8.032cm" svg:y="23.419cm">
          <text:p text:style-name="P1">EDIT_LOC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032cm" svg:y1="23.919cm" svg:x2="10.532cm" svg:y2="24.419cm" draw:start-shape="id4" draw:start-glue-point="3" draw:end-shape="id4" draw:end-glue-point="2" svg:d="m8032 23919c-1266 0-1055 1447-114 2470s2614 1621 2614-1970">
          <text:p text:style-name="P1">ZoneSMEditTickle</text:p>
        </draw:connector>
        <draw:connector draw:style-name="gr3" draw:text-style-name="P1" draw:layer="layout" draw:type="curve" svg:x1="12.532cm" svg:y1="17.419cm" svg:x2="13.032cm" svg:y2="23.919cm" draw:start-shape="id5" draw:start-glue-point="1" draw:end-shape="id4" draw:end-glue-point="1" svg:d="m12532 17419c9889 0 9639 6500 500 6500">
          <text:p text:style-name="P1">ZoneSMEdit</text:p>
        </draw:connector>
        <draw:connector draw:style-name="gr3" draw:text-style-name="P1" draw:layer="layout" draw:type="curve" svg:x1="13.032cm" svg:y1="23.919cm" svg:x2="10.532cm" svg:y2="17.919cm" draw:start-shape="id4" draw:start-glue-point="1" draw:end-shape="id5" draw:end-glue-point="2" svg:d="m13032 23919c751 0 626-1625-186-2094s-2314 219-2314-3906">
          <text:p text:style-name="P1">ZoneSMEditSaved</text:p>
          <text:p text:style-name="P1">(if not PUBLISHED)</text:p>
        </draw:connector>
        <draw:custom-shape draw:style-name="gr4" draw:text-style-name="P1" xml:id="id1" draw:id="id1" draw:layer="layout" svg:width="3cm" svg:height="1cm" svg:x="6cm" svg:y="10.5cm">
          <text:p text:style-name="P1">DISABLE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2.868cm" svg:y1="4cm" svg:x2="9cm" svg:y2="11cm" draw:start-shape="id3" draw:start-glue-point="2" draw:end-shape="id1" draw:end-glue-point="1" svg:d="m12868 4000c0 4667-1289 7000-3868 7000">
          <text:p text:style-name="P1">ZoneSMDisable</text:p>
        </draw:connector>
        <draw:frame draw:style-name="gr6" draw:layer="layout" svg:width="7.644cm" svg:height="1.199cm" svg:x="7.356cm" svg:y="15.301cm">
          <draw:text-box>
            <text:p>Super Imposed State Machines</text:p>
            <text:p>Edit lock SM only affects PUBLISHED</text:p>
          </draw:text-box>
        </draw:frame>
        <draw:connector draw:style-name="gr3" draw:text-style-name="P1" draw:layer="layout" draw:type="curve" draw:line-skew="1.066cm" svg:x1="7.5cm" svg:y1="6cm" svg:x2="11.237cm" svg:y2="3.482cm" draw:start-shape="id7" draw:start-glue-point="1" draw:end-shape="id3" draw:end-glue-point="3" svg:d="m7500 6000c4401 0 2533-2518 3737-2518">
          <text:p text:style-name="P1">ZoneSMReconfigUpdate</text:p>
        </draw:connector>
        <draw:connector draw:style-name="gr3" draw:text-style-name="P1" draw:layer="layout" draw:type="curve" svg:x1="12.868cm" svg:y1="2.965cm" svg:x2="6.25cm" svg:y2="5.5cm" draw:start-shape="id3" draw:start-glue-point="0" draw:end-shape="id7" draw:end-glue-point="0" svg:d="m12868 2965c0-753-6618-2020-6618 2535">
          <text:p text:style-name="P1">ZoneSMDoReconfig</text:p>
        </draw:connector>
        <draw:custom-shape draw:style-name="gr2" draw:text-style-name="P1" xml:id="id10" draw:id="id10" draw:layer="layout" svg:width="2cm" svg:height="1.5cm" svg:x="1.369cm" svg:y="4.236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1.5cm" svg:x2="12.868cm" svg:y2="2.965cm" draw:start-shape="id8" draw:start-glue-point="1" draw:end-shape="id3" draw:end-glue-point="0" svg:d="m10000 1500c1912 0 2868 488 2868 1465">
          <text:p text:style-name="P1">ZoneSMReconfigCheck</text:p>
        </draw:connector>
        <draw:connector draw:style-name="gr3" draw:text-style-name="P1" draw:layer="layout" draw:type="curve" draw:line-skew="-0.57cm" svg:x1="7.885cm" svg:y1="12.391cm" svg:x2="3.5cm" svg:y2="13.5cm" draw:end-shape="id9" draw:end-glue-point="0" svg:d="m7885 12391c0-399-4385-953-4385 1109">
          <text:p text:style-name="P1">ZoneSMDelete</text:p>
        </draw:connector>
        <draw:connector draw:style-name="gr7" draw:text-style-name="P1" draw:layer="layout" draw:type="curve" draw:line-skew="-0.467cm" svg:x1="2cm" svg:y1="14cm" svg:x2="4.5cm" svg:y2="8.5cm" draw:start-shape="id9" draw:start-glue-point="3" draw:end-shape="id2" draw:end-glue-point="3" svg:d="m2000 14000c-1452 0-2702-5500 2500-5500">
          <text:p text:style-name="P1">ZoneSmUndelete</text:p>
        </draw:connector>
        <draw:custom-shape draw:style-name="gr2" draw:text-style-name="P1" xml:id="id2" draw:id="id2" draw:layer="layout" svg:width="3cm" svg:height="1cm" svg:x="4.5cm" svg:y="8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6cm" svg:y1="8cm" svg:x2="6.25cm" svg:y2="6.5cm" draw:start-shape="id2" draw:start-glue-point="0" draw:end-shape="id7" svg:d="m6000 8000c0-1125 250-375 250-1500">
          <text:p text:style-name="P1">ZoneSMConfig</text:p>
        </draw:connector>
        <draw:connector draw:style-name="gr7" draw:text-style-name="P1" draw:layer="layout" draw:type="curve" svg:x1="2.369cm" svg:y1="5.736cm" svg:x2="4.5cm" svg:y2="8.5cm" draw:start-shape="id10" draw:start-glue-point="8" draw:end-shape="id2" draw:end-glue-point="3" svg:d="m2369 5736c0 1843 710 2764 2131 2764">
          <text:p text:style-name="P1">ZoneSMDoConfig</text:p>
        </draw:connector>
        <draw:custom-shape draw:style-name="gr2" draw:text-style-name="P1" xml:id="id9" draw:id="id9" draw:layer="layout" svg:width="3cm" svg:height="1cm" svg:x="2cm" svg:y="13.5cm">
          <text:p text:style-name="P1">DELET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4cm" svg:height="1cm" svg:x="1cm" svg:y="2.5cm">
          <text:p text:style-name="P1">BATCH_CREATE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5cm" svg:height="1cm" svg:x="5.5cm" svg:y="1cm">
          <text:p text:style-name="P1">BATCH_CREATE_2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.369cm" svg:y1="4.236cm" svg:x2="3cm" svg:y2="3.5cm" draw:start-shape="id10" draw:start-glue-point="4" draw:end-shape="id11" draw:end-glue-point="2" svg:d="m2369 4236c0-552 631-184 631-736">
          <text:p text:style-name="P1">ZoneSMDoBatchConfig</text:p>
        </draw:connector>
        <draw:connector draw:style-name="gr7" draw:text-style-name="P1" draw:layer="layout" draw:type="curve" svg:x1="3cm" svg:y1="2.5cm" svg:x2="5.5cm" svg:y2="1.5cm" draw:start-shape="id11" draw:start-glue-point="0" draw:end-shape="id8" draw:end-glue-point="3" svg:d="m3000 2500c0-667 833-1000 2500-1000">
          <text:p text:style-name="P1">ZoneSMBatchConfig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rant</meta:initial-creator>
    <meta:creation-date>2011-03-15T15:25:24</meta:creation-date>
    <meta:generator>LibreOffice/3.4$Unix LibreOffice_project/340m1$Build-402</meta:generator>
    <dc:date>2011-12-30T13:54:45</dc:date>
    <dc:creator>Matthew Grant</dc:creator>
    <meta:editing-duration>P2DT1H24M42S</meta:editing-duration>
    <meta:editing-cycles>68</meta:editing-cycles>
    <meta:printed-by>Matthew Grant</meta:printed-by>
    <meta:print-date>2011-10-14T09:57:23</meta:print-date>
    <meta:document-statistic meta:object-count="31"/>
  </office:meta>
</office:document-meta>
</file>